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306cm" fo:min-width="3.056cm"/>
    </style:style>
    <style:style style:name="gr2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556cm" svg:height="3.556cm" svg:x="1.635cm" svg:y="2.662cm">
          <text:p text:style-name="P1">Person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556cm" svg:height="3.556cm" svg:x="8.535cm" svg:y="2.662cm">
          <text:p text:style-name="P1">Item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556cm" svg:height="3.556cm" svg:x="15.973cm" svg:y="2.662cm">
          <text:p text:style-name="P1">PAT</text:p>
          <text:p text:style-name="P1">Test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5.191cm" svg:y1="4.44cm" svg:x2="8.535cm" svg:y2="4.44cm" draw:start-shape="id1" draw:start-glue-point="1" draw:end-shape="id2" draw:end-glue-point="3" svg:d="M5191 4440h3344" svg:viewBox="0 0 3345 1">
          <text:p text:style-name="P1"><text:span text:style-name="T1">Enters</text:span></text:p>
          <text:p text:style-name="P1"/>
        </draw:connector>
        <draw:connector draw:style-name="gr2" draw:text-style-name="P1" draw:layer="layout" svg:x1="10.313cm" svg:y1="2.662cm" svg:x2="17.751cm" svg:y2="2.662cm" draw:start-shape="id2" draw:start-glue-point="0" draw:end-shape="id3" svg:d="M10313 2662v-501h7438v501" svg:viewBox="0 0 7439 502">
          <text:p text:style-name="P1"><text:span text:style-name="T1">Given Initial</text:span></text:p>
          <text:p text:style-name="P1"/>
          <text:p text:style-name="P1"/>
        </draw:connector>
        <draw:connector draw:style-name="gr2" draw:text-style-name="P1" draw:layer="layout" svg:x1="17.751cm" svg:y1="6.218cm" svg:x2="12.091cm" svg:y2="4.44cm" draw:start-shape="id3" draw:start-glue-point="2" draw:end-shape="id2" draw:end-glue-point="1" svg:d="M17751 6218v501h-3719v-2279h-1941" svg:viewBox="0 0 5661 2280">
          <text:p text:style-name="P1"/>
          <text:p text:style-name="P1"/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Next Test Calculated</text:span></text:p>
        </draw:connector>
        <draw:custom-shape draw:style-name="gr1" draw:text-style-name="P1" xml:id="id4" draw:id="id4" draw:layer="layout" svg:width="3.556cm" svg:height="3.556cm" svg:x="1.635cm" svg:y="9.462cm">
          <text:p text:style-name="P1">Loan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3.413cm" svg:y1="6.218cm" svg:x2="3.413cm" svg:y2="9.462cm" draw:start-shape="id1" draw:start-glue-point="2" draw:end-shape="id4" draw:end-glue-point="0" svg:d="M3413 6218v3244" svg:viewBox="0 0 1 3245">
          <text:p text:style-name="P2"><text:span text:style-name="T1"><text:tab/></text:span><text:span text:style-name="T1"><text:tab/></text:span><text:span text:style-name="T1">Sends</text:span></text:p>
          <text:p text:style-name="P2"><text:span text:style-name="T1"><text:tab/></text:span><text:span text:style-name="T1"><text:tab/></text:span><text:span text:style-name="T1">Item Out</text:span></text:p>
          <text:p text:style-name="P2"><text:span text:style-name="T1"><text:tab/></text:span><text:span text:style-name="T1"><text:tab/></text:span><text:span text:style-name="T1">on Loan</text:span></text:p>
        </draw:connector>
        <draw:connector draw:style-name="gr2" draw:text-style-name="P2" draw:layer="layout" svg:x1="10.313cm" svg:y1="6.218cm" svg:x2="5.191cm" svg:y2="11.24cm" draw:start-shape="id2" draw:start-glue-point="2" draw:end-shape="id4" draw:end-glue-point="1" svg:d="M10313 6218v5022h-5122" svg:viewBox="0 0 5123 5023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Item Selected</text:span></text:p>
          <text:p text:style-name="P2"><text:span text:style-name="T1">for Loan</text:span></text:p>
        </draw:connector>
        <draw:custom-shape draw:style-name="gr1" draw:text-style-name="P1" xml:id="id5" draw:id="id5" draw:layer="layout" svg:width="3.556cm" svg:height="3.556cm" svg:x="13.635cm" svg:y="9.462cm">
          <text:p text:style-name="P1">Person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3.413cm" svg:y1="13.018cm" svg:x2="15.413cm" svg:y2="13.018cm" draw:start-shape="id4" draw:start-glue-point="2" draw:end-shape="id5" svg:d="M3413 13018v501h12000v-501" svg:viewBox="0 0 12001 502">
          <text:p text:style-name="P1"><text:span text:style-name="T1">Invoice and Item sent</text:span></text:p>
          <text:p text:style-name="P1"><text:span text:style-name="T1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9T13:34:38.196229000</meta:creation-date>
    <dc:date>2014-09-29T13:43:53.399074000</dc:date>
    <meta:editing-duration>PT9M20S</meta:editing-duration>
    <meta:editing-cycles>1</meta:editing-cycles>
    <meta:document-statistic meta:object-count="11"/>
    <meta:generator>LibreOffice/4.3.1.2$MacOSX_X86_64 LibreOffice_project/958349dc3b25111dbca392fbc281a05559ef6848</meta:generator>
  </office:meta>
</office:document-meta>
</file>